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4" svg:font-family="Arial"/>
    <style:font-face style:name="OpenSymbol" svg:font-family="OpenSymbol"/>
    <style:font-face style:name="Arial2" svg:font-family="Arial" style:font-adornments="Regular" style:font-family-generic="swiss"/>
    <style:font-face style:name="DejaVu Sans" svg:font-family="'DejaVu Sans'" style:font-family-generic="swiss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60.57mm" fo:margin-left="8.63mm" fo:margin-right="8.61mm" fo:margin-top="0mm" fo:margin-bottom="2.54mm" table:align="margins"/>
    </style:style>
    <style:style style:name="Table1.A" style:family="table-column">
      <style:table-column-properties style:column-width="23.88mm" style:rel-column-width="9747*"/>
    </style:style>
    <style:style style:name="Table1.B" style:family="table-column">
      <style:table-column-properties style:column-width="96.22mm" style:rel-column-width="39272*"/>
    </style:style>
    <style:style style:name="Table1.C" style:family="table-column">
      <style:table-column-properties style:column-width="40.46mm" style:rel-column-width="16516*"/>
    </style:style>
    <style:style style:name="Table1.A1" style:family="table-cell">
      <style:table-cell-properties style:vertical-align="middle" fo:padding="1.02mm" fo:border-left="0.02mm solid #000000" fo:border-right="none" fo:border-top="0.02mm solid #000000" fo:border-bottom="0.02mm solid #000000"/>
    </style:style>
    <style:style style:name="Table1.C1" style:family="table-cell">
      <style:table-cell-properties style:vertical-align="middle" fo:padding="1.02mm" fo:border="0.02mm solid #000000"/>
    </style:style>
    <style:style style:name="Table1.A2" style:family="table-cell">
      <style:table-cell-properties style:vertical-align="middle" fo:padding="1.02mm" fo:border-left="0.02mm solid #000000" fo:border-right="none" fo:border-top="none" fo:border-bottom="0.02mm solid #000000"/>
    </style:style>
    <style:style style:name="Table1.C2" style:family="table-cell">
      <style:table-cell-properties style:vertical-align="middle" fo:padding="1.02mm" fo:border-left="0.02mm solid #000000" fo:border-right="0.02mm solid #000000" fo:border-top="none" fo:border-bottom="0.02m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font-name="Arial1"/>
    </style:style>
    <style:style style:name="P3" style:family="paragraph" style:parent-style-name="Text_20_body">
      <style:text-properties style:font-name="DejaVu Sans" fo:language="en" fo:country="US" style:font-name-asian="DejaVu Sans" style:language-asian="en" style:country-asian="US" style:font-name-complex="DejaVu Sans" style:language-complex="en" style:country-complex="US"/>
    </style:style>
    <style:style style:name="P4" style:family="paragraph" style:parent-style-name="Text_20_body">
      <style:text-properties style:font-name="Arial1"/>
    </style:style>
    <style:style style:name="P5" style:family="paragraph" style:parent-style-name="Text_20_body">
      <style:text-properties style:font-name="Arial1" fo:language="en" fo:country="US" style:font-name-asian="DejaVu Sans" style:language-asian="en" style:country-asian="US" style:font-name-complex="DejaVu Sans" style:language-complex="en" style:country-complex="US"/>
    </style:style>
    <style:style style:name="P6" style:family="paragraph" style:parent-style-name="Table_20_Heading">
      <style:text-properties style:font-name="Arial1"/>
    </style:style>
    <style:style style:name="P7" style:family="paragraph" style:parent-style-name="Table_20_Heading">
      <style:paragraph-properties fo:text-align="center" style:justify-single-word="false"/>
      <style:text-properties style:font-name="Arial1"/>
    </style:style>
    <style:style style:name="P8" style:family="paragraph" style:parent-style-name="Subtitle">
      <style:text-properties style:font-name="Arial1"/>
    </style:style>
    <style:style style:name="P9" style:family="paragraph" style:parent-style-name="Heading_20_1">
      <style:text-properties style:font-name="Arial1"/>
    </style:style>
    <style:style style:name="P10" style:family="paragraph" style:parent-style-name="Heading_20_2">
      <style:text-properties style:font-name="Arial1"/>
    </style:style>
    <style:style style:name="P11" style:family="paragraph" style:parent-style-name="Title" style:master-page-name="Portrait_2c__20_3_2f_4_22__20_margins">
      <style:paragraph-properties style:page-number="auto"/>
      <style:text-properties style:font-name="Arial1"/>
    </style:style>
    <style:style style:name="P12" style:family="paragraph" style:parent-style-name="Text_20_body" style:list-style-name="Bullets_2c__20_diamond">
      <style:text-properties style:font-name="DejaVu Sans" fo:language="en" fo:country="US" style:font-name-asian="DejaVu Sans" style:language-asian="en" style:country-asian="US" style:font-name-complex="DejaVu Sans" style:language-complex="en" style:country-complex="US"/>
    </style:style>
    <style:style style:name="P13" style:family="paragraph" style:parent-style-name="Text_20_body" style:list-style-name="Bullets_2c__20_diamond">
      <style:text-properties style:font-name="Arial1" fo:language="en" fo:country="US" style:font-name-asian="DejaVu Sans" style:language-asian="en" style:country-asian="US" style:font-name-complex="DejaVu Sans" style:language-complex="en" style:country-complex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fo:language="en" fo:country="US" style:font-name-asian="DejaVu Sans" style:language-asian="en" style:country-asian="US" style:font-name-complex="DejaVu Sans" style:language-complex="en" style:country-complex="US"/>
    </style:style>
    <style:style style:name="T4" style:family="text">
      <style:text-properties style:font-name="Arial1" fo:font-weight="bold" style:font-weight-asian="bold" style:font-weight-complex="bold"/>
    </style:style>
    <style:style style:name="T5" style:family="text">
      <style:text-properties style:font-name-asian="DejaVu Sans" style:language-asian="en" style:country-asian="US" style:font-name-complex="DejaVu Sans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wtest.py</text:p>
      <text:p text:style-name="Subtitle_2c__20_no_20_space"><text:a xlink:type="simple" xlink:href="mailto:someonesdad1@gmail.com" text:style-name="Internet_20_link" text:visited-style-name="Visited_20_Internet_20_Link"><text:span text:style-name="T2">someonesdad1@gmail.com</text:span></text:a><text:span text:style-name="T2"> <text:s/>19 Aug 2014</text:span></text:p>
      <text:p text:style-name="P8">(minor updates 22 Jun 2018)</text:p>
      <text:p text:style-name="Text_20_body"><text:span text:style-name="T2">The </text:span><text:span text:style-name="Code">lwtest.py</text:span><text:span text:style-name="T2"> python module is a lightweight testing framework. <text:s/></text:span><text:span text:style-name="T3">I wrote it because I was frustrated with python's </text:span><text:span text:style-name="Code"><text:span text:style-name="T5">unittest</text:span></text:span><text:span text:style-name="T3"> framework.</text:span></text:p>
      <text:p text:style-name="Text_20_body"><text:span text:style-name="Code"><text:span text:style-name="T5">lwtest.py</text:span></text:span><text:span text:style-name="T3"> is based on Raymond Hettinger's lightweight testing function at </text:span><text:a xlink:type="simple" xlink:href="http://code.activestate.com/recipes/572194/" text:style-name="Internet_20_link" text:visited-style-name="Visited_20_Internet_20_Link"><text:span text:style-name="T2">http://code.activestate.com/recipes/572194/</text:span></text:a><text:span text:style-name="T3">. <text:s/>This was a nice, simple design that I adapted to my needs; I'm grateful to Raymond for putting it on the web.</text:span></text:p>
      <text:p text:style-name="P3"><text:span text:style-name="T2">Here's how I used to develop code. <text:s/>I'd rough out a solution with prototype code and get it to work using ad hoc test methods that test each function/class as I write them or think of the test case. <text:s/>These test cases get collected at the bottom of the file and I'd then write a </text:span><text:span text:style-name="Code">unittest</text:span><text:span text:style-name="T2"> framework to call them. <text:s/>However, I put this step off as long as possible because the </text:span><text:span text:style-name="Code">unittest</text:span><text:span text:style-name="T2"> module is unfriendly to the test/debug process.</text:span></text:p>
      <text:p text:style-name="Aside"><text:span text:style-name="T4">Example</text:span><text:span text:style-name="T2">: <text:s/>a particular test case fails; the backtrace allows you to see which line in the file had the problem. <text:s/>But you can't easily insert </text:span><text:span text:style-name="Code">print</text:span><text:span text:style-name="T2"> statements to debug your code because </text:span><text:span text:style-name="Code">unittest</text:span><text:span text:style-name="T2"> traps stdout. <text:s/>This means I have to copy the offending line to outside the </text:span><text:span text:style-name="Code">unittest</text:span><text:span text:style-name="T2"> framework, reword it, and call it. <text:s/>What I'd rather do is just insert a </text:span><text:span text:style-name="Code">print</text:span><text:span text:style-name="T2"> statement at the offending line. <text:s/>Also, you can't start the debugger from within the code because the standard streams are captured.</text:span></text:p>
      <text:p text:style-name="P3"><text:span text:style-name="T2">What I wanted was to be able to write free-form test functions and have them executed. <text:s/>A testrunner like </text:span><text:span text:style-name="Code">nosetests</text:span><text:span text:style-name="T2"> provides such features. <text:s/>However, I also wanted to be able to run the tests in a situation when </text:span><text:span text:style-name="Code">nosetests</text:span><text:span text:style-name="T2"> wasn't installed. <text:s/>For example, I publish much of my code for others to use and I didn't want to have the user to install </text:span><text:span text:style-name="Code">nosetests</text:span><text:span text:style-name="T2"> to run the unit tests.</text:span></text:p>
      <text:p text:style-name="P5">I spent a little time thinking about the things I wanted for a testing framework; these are the requirements I came up with:</text:p>
      <text:list xml:id="list1409636832453538221" text:style-name="Bullets_2c__20_diamond">
        <text:list-item>
          <text:p text:style-name="P12"><text:span text:style-name="T2">Must be runnable by itself, but also allow use of a testrunner like </text:span><text:span text:style-name="Code">nosetests</text:span><text:span text:style-name="T2">.</text:span></text:p>
        </text:list-item>
        <text:list-item>
          <text:p text:style-name="P13">Simple syntax.</text:p>
        </text:list-item>
        <text:list-item>
          <text:p text:style-name="P13">Must be lightweight -- do the minimum tasks and avoid adding features.</text:p>
        </text:list-item>
        <text:list-item>
          <text:p text:style-name="P13">Use simple code to make it easy to modify.</text:p>
        </text:list-item>
        <text:list-item>
          <text:p text:style-name="P13">Print filename and number of tests passed for success.</text:p>
        </text:list-item>
        <text:list-item>
          <text:p text:style-name="P13">A failure is defined to be an unhandled exception. <text:s/>Print out a backtrace for each exception.</text:p>
        </text:list-item>
        <text:list-item>
          <text:p text:style-name="P13">Don't muck with <text:span text:style-name="Code">stdout</text:span>/<text:span text:style-name="Code">stderr</text:span> so the user can insert print statements or start the debugger.</text:p>
        </text:list-item>
        <text:list-item>
          <text:p text:style-name="P13">Discover module-level tests via a regular expression.</text:p>
        </text:list-item>
        <text:list-item>
          <text:p text:style-name="P12"><text:span text:style-name="T2">Have an </text:span><text:span text:style-name="Code">assert_raises</text:span><text:span text:style-name="T2"> function like </text:span><text:span text:style-name="Code">assertRaises</text:span><text:span text:style-name="T2"> of </text:span><text:span text:style-name="Code">unittest</text:span><text:span text:style-name="T2">.</text:span></text:p>
        </text:list-item>
      </text:list>
      <text:p text:style-name="P3"><text:span text:style-name="T2">When I use the </text:span><text:span text:style-name="Code">unittest</text:span><text:span text:style-name="T2"> framework, the two methods I use a lot are </text:span><text:span text:style-name="Code">assertTrue()</text:span><text:span text:style-name="T2"> and </text:span><text:span text:style-name="Code">assertRaises()</text:span><text:span text:style-name="T2">. <text:s/>It's easy to use the regular </text:span><text:span text:style-name="Code">assert</text:span><text:span text:style-name="T2"> keyword to replace </text:span><text:span text:style-name="Code">assertTrue</text:span><text:span text:style-name="T2">, but a function is required for </text:span><text:span text:style-name="Code">assertRaises()</text:span><text:span text:style-name="T2">. <text:s/>See </text:span><text:span text:style-name="Section"><text:span text:style-name="T2"><text:bookmark-ref text:reference-format="text" text:ref-name="__RefHeading__174035_393856423">assert_equal</text:bookmark-ref></text:span></text:span><text:span text:style-name="T2"> </text:span><text:span text:style-name="T2"><text:bookmark-ref text:reference-format="direction" text:ref-name="__RefHeading__174035_393856423">below</text:bookmark-ref></text:span><text:span text:style-name="T2">.</text:span></text:p>
      <text:h text:style-name="P9" text:outline-level="1">How to use it</text:h>
      <text:p text:style-name="Text_20_body"><text:span text:style-name="T4">Step 1</text:span><text:span text:style-name="T2">: <text:s/>put </text:span><text:span text:style-name="Code">from lwtest import run, raises, assert_equal</text:span><text:span text:style-name="T2"> in your script's import section.</text:span></text:p>
      <text:p text:style-name="Text_20_body"><text:span text:style-name="T4">Step 2</text:span><text:span text:style-name="T2">: <text:s/>write test functions that begin or end with </text:span><text:span text:style-name="Code">test</text:span><text:span text:style-name="T2"> (case not important). <text:s/>You can also write classes with similar names.</text:span></text:p>
      <text:p text:style-name="P4"><text:span text:style-name="T1">Step 3</text:span>: <text:s/>at the bottom of the file, insert</text:p>
      <text:p text:style-name="Code"><text:soft-page-break/>if __name__ == "__main__":</text:p>
      <text:p text:style-name="Code_20_end"><text:s text:c="4"/>run(globals())</text:p>
      <text:p text:style-name="Text_20_body"><text:span text:style-name="T2">Run your script. <text:s/>The </text:span><text:span text:style-name="Code">run</text:span><text:span text:style-name="T2"> function will find the test functions and classes and run them. <text:s text:c="2"/>The test classes are run by instantiating the class. <text:s/>If you need more complicated object instantiation (e.g., with constructor parameters), put it inside a test function.</text:span></text:p>
      <text:p text:style-name="Text_20_body"><text:span text:style-name="T2">If all the tests pass, you'll see something like </text:span><text:span text:style-name="Code">scriptname.py: <text:s/>3 tests passed in 0.00 s</text:span><text:span text:style-name="T2"> printed to stdout. <text:s/>One test is considered to be one test function or class.</text:span></text:p>
      <text:p text:style-name="Text_20_body"><text:span text:style-name="T2">A failure is defined as an unhandled exception. <text:s/>If any failures occur, the backtrace is printed to </text:span><text:span text:style-name="Code">stdout</text:span><text:span text:style-name="T2"> and the test continues.</text:span></text:p>
      <text:p text:style-name="Text_20_body"><text:span text:style-name="T2">Change the global variable </text:span><text:span text:style-name="Code">default_regexp</text:span><text:span text:style-name="T2"> if you'd like to change what functions and classes are identified to be run as test cases.</text:span></text:p>
      <text:h text:style-name="P10" text:outline-level="2">run()'s keyword arguments</text:h>
      <text:p text:style-name="Text_20_body"><text:span text:style-name="T2">You can customize the testing behavior with the following keyword arguments to </text:span><text:span text:style-name="Code"><text:span text:style-name="T2">run()</text:span></text:span><text:span text:style-name="T2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Keyword</text:p>
          </table:table-cell>
          <table:table-cell table:style-name="Table1.A1" office:value-type="string">
            <text:p text:style-name="P6">Behavior</text:p>
          </table:table-cell>
          <table:table-cell table:style-name="Table1.C1" office:value-type="string">
            <text:p text:style-name="P7">Default</text:p>
          </table:table-cell>
        </table:table-row>
        <table:table-row>
          <table:table-cell table:style-name="Table1.A2" office:value-type="string">
            <text:p text:style-name="P1"><text:span text:style-name="Code">verbose</text:span></text:p>
          </table:table-cell>
          <table:table-cell table:style-name="Table1.A2" office:value-type="string">
            <text:p text:style-name="P2">Print the function names as they are executed.</text:p>
          </table:table-cell>
          <table:table-cell table:style-name="Table1.C2" office:value-type="string">
            <text:p text:style-name="P1"><text:span text:style-name="Code">False</text:span></text:p>
          </table:table-cell>
        </table:table-row>
        <table:table-row>
          <table:table-cell table:style-name="Table1.A2" office:value-type="string">
            <text:p text:style-name="P1"><text:span text:style-name="Code">halt</text:span></text:p>
          </table:table-cell>
          <table:table-cell table:style-name="Table1.A2" office:value-type="string">
            <text:p text:style-name="P2">Stop at the first failure.</text:p>
          </table:table-cell>
          <table:table-cell table:style-name="Table1.C2" office:value-type="string">
            <text:p text:style-name="P1"><text:span text:style-name="Code">False</text:span></text:p>
          </table:table-cell>
        </table:table-row>
        <table:table-row>
          <table:table-cell table:style-name="Table1.A2" office:value-type="string">
            <text:p text:style-name="P1"><text:span text:style-name="Code">quiet</text:span></text:p>
          </table:table-cell>
          <table:table-cell table:style-name="Table1.A2" office:value-type="string">
            <text:p text:style-name="P2">If True, no output.</text:p>
          </table:table-cell>
          <table:table-cell table:style-name="Table1.C2" office:value-type="string">
            <text:p text:style-name="P1"><text:span text:style-name="Code">False</text:span></text:p>
          </table:table-cell>
        </table:table-row>
        <table:table-row>
          <table:table-cell table:style-name="Table1.A2" office:value-type="string">
            <text:p text:style-name="P1"><text:span text:style-name="Code">regexp</text:span></text:p>
          </table:table-cell>
          <table:table-cell table:style-name="Table1.A2" office:value-type="string">
            <text:p text:style-name="P2">Regular expression that identifies a test function.</text:p>
          </table:table-cell>
          <table:table-cell table:style-name="Table1.C2" office:value-type="string">
            <text:p text:style-name="P1"><text:span text:style-name="Code">"^.*_test|test$"</text:span></text:p>
          </table:table-cell>
        </table:table-row>
        <table:table-row>
          <table:table-cell table:style-name="Table1.A2" office:value-type="string">
            <text:p text:style-name="P1"><text:span text:style-name="Code">reopts</text:span></text:p>
          </table:table-cell>
          <table:table-cell table:style-name="Table1.A2" office:value-type="string">
            <text:p text:style-name="P2">Regular expression's options.</text:p>
          </table:table-cell>
          <table:table-cell table:style-name="Table1.C2" office:value-type="string">
            <text:p text:style-name="P1"><text:span text:style-name="Code">re.I</text:span></text:p>
          </table:table-cell>
        </table:table-row>
        <table:table-row>
          <table:table-cell table:style-name="Table1.A2" office:value-type="string">
            <text:p text:style-name="P1"><text:span text:style-name="Code">stream</text:span></text:p>
          </table:table-cell>
          <table:table-cell table:style-name="Table1.A2" office:value-type="string">
            <text:p text:style-name="P2">Where to send output. <text:s/><text:span text:style-name="Code">None</text:span> = no output.</text:p>
          </table:table-cell>
          <table:table-cell table:style-name="Table1.C2" office:value-type="string">
            <text:p text:style-name="P1"><text:span text:style-name="Code">stdout</text:span></text:p>
          </table:table-cell>
        </table:table-row>
      </table:table>
      <text:h text:style-name="P10" text:outline-level="2">raises</text:h>
      <text:p text:style-name="Text_20_body"><text:span text:style-name="T2">The </text:span><text:span text:style-name="Code">raises</text:span><text:span text:style-name="T2"> symbol is both a function and a context manager, allowing you to use it in two ways. <text:s/>The function form simulates the </text:span><text:span text:style-name="Code">assertRaises()</text:span><text:span text:style-name="T2"> functionality of </text:span><text:span text:style-name="Code">unittest</text:span><text:span text:style-name="T2">. <text:s/>Example:</text:span></text:p>
      <text:p text:style-name="Code_20_end">raises(ValueError, FunctionToTest, arg1, arg2, ...)</text:p>
      <text:p text:style-name="Text_20_body"><text:span text:style-name="T2">This expresses the test case that </text:span><text:span text:style-name="Code">FunctionToTest</text:span><text:span text:style-name="T2"> is expected to raise a </text:span><text:span text:style-name="Code">ValueError</text:span><text:span text:style-name="T2"> exception when it is called with the indicated parameters. <text:s/>The test fails if the function doesn't raise the expected exception. <text:s/>The first parameter can also be a sequence of expected exceptions.</text:span></text:p>
      <text:p text:style-name="P4">The second form allows you to write tests such as </text:p>
      <text:p text:style-name="Code">with raises(ZeroDivisionError):</text:p>
      <text:p text:style-name="Code_20_end"><text:s text:c="4"/>1/0</text:p>
      <text:p text:style-name="Text_20_body"><text:span text:style-name="T2">This is easy to read and avoids more clumsy syntax such as using the </text:span><text:span text:style-name="Code">operator</text:span><text:span text:style-name="T2"> module. <text:s/>The method and syntax were taken from </text:span><text:span text:style-name="Code">pytest</text:span><text:span text:style-name="T2">.</text:span></text:p>
      <text:h text:style-name="P10" text:outline-level="2"><text:bookmark-start text:name="__RefHeading__174035_393856423"/>assert_equal<text:bookmark-end text:name="__RefHeading__174035_393856423"/></text:h>
      <text:p text:style-name="P4">The syntax is </text:p>
      <text:p text:style-name="Code_20_end">assert_equal(a, b, reltol=None, abstol=None, use_min=False)</text:p>
      <text:p text:style-name="Text_20_body"><text:span text:style-name="T2">The objects </text:span><text:span text:style-name="Code">a</text:span><text:span text:style-name="T2"> and </text:span><text:span text:style-name="Code">b</text:span><text:span text:style-name="T2"> are compared and an assertion is raised if they are not equal. <text:s/>The allowed number types are integers, floats, complex numbers, </text:span><text:span text:style-name="Code">mpmath</text:span><text:span text:style-name="T2"> floating point numbers and </text:span><text:span text:style-name="Code">mpmath</text:span><text:span text:style-name="T2"> complex numbers. <text:s/></text:span><text:span text:style-name="Code">numpy</text:span><text:span text:style-name="T2"> arrays and general sequences of numbers are also supported. <text:s/>And dealing with floating point number comparisons is always aggravating.</text:span></text:p>
      <text:p text:style-name="Text_20_body"><text:span text:style-name="T2">If you specify </text:span><text:span text:style-name="Code">reltol</text:span><text:span text:style-name="T2">, then the numbers are compared and declared equal if they are within the indicated relative tolerance. <text:s/>The use of </text:span><text:span text:style-name="Code">abstol</text:span><text:span text:style-name="T2"> is analogous for a specified absolute tolerance. <text:s/>If both are specified, the larger of </text:span><text:span text:style-name="Code">abstol</text:span><text:span text:style-name="T2"> or </text:span><text:span text:style-name="Code">reltol*abs(a)</text:span><text:span text:style-name="T2"> is used (the smaller is used if the </text:span><text:soft-page-break/><text:span text:style-name="Code">use_min</text:span><text:span text:style-name="T2"> keyword argument is </text:span><text:span text:style-name="Code">True</text:span><text:span text:style-name="T2">). <text:s/>If </text:span><text:span text:style-name="Code">a</text:span><text:span text:style-name="T2"> is zero, then </text:span><text:span text:style-name="Code">b</text:span><text:span text:style-name="T2"> is used for </text:span><text:span text:style-name="Code">reltol</text:span><text:span text:style-name="T2">.</text:span></text:p>
      <text:p text:style-name="Text_20_body"><text:span text:style-name="Code">NaN</text:span><text:span text:style-name="T2"> and infinite values are properly supported.</text:span></text:p>
      <text:h text:style-name="P10" text:outline-level="2">Debugging</text:h>
      <text:p text:style-name="P4">When you run your testing script, a failure occurs for an unhandled exception; this typically happens when your module being tested isn't finished or there's an error or failed assert in the testing script.</text:p>
      <text:p text:style-name="Text_20_body"><text:span text:style-name="T2">While the backtrace will show you the failed line, it can be handy during development to set the </text:span><text:span text:style-name="Code">verbose</text:span> keyword to the <text:span text:style-name="Code">run()</text:span> function to True. <text:s/>This lets you see the names of the test functions as they are executed. <text:s/>Note all the test functions will be run, as the failures are queued for printing at the end of testing.</text:p>
      <text:p text:style-name="Text_20_body">I usually insert the line</text:p>
      <text:p text:style-name="Code_20_end">from pdb import set_trace as xx</text:p>
      <text:p text:style-name="Text_20_body">into my module or test script to allow me to start the debugger with <text:span text:style-name="Code">xx()</text:span> just before the line where the exception occurs. <text:s/>This lets me step into the failing line and inspect things as needed.</text:p>
      <text:p text:style-name="Text_20_body">Where I may have to do this a lot, I use the following functions in my <text:span text:style-name="Code">debug.py</text:span> module:</text:p>
      <text:p text:style-name="Code">import sys</text:p>
      <text:p text:style-name="Code">import bdb</text:p>
      <text:p text:style-name="Code">import pdb</text:p>
      <text:p text:style-name="Code">import traceback</text:p>
      <text:p text:style-name="Code"/>
      <text:p text:style-name="Code">def TraceInfo(type, value, tb):</text:p>
      <text:p text:style-name="Code"><text:s text:c="4"/>'''Start the debugger after an uncaught exception.</text:p>
      <text:p text:style-name="Code"><text:s text:c="4"/>From Thomas Heller's post on 22 Jun 2001</text:p>
      <text:p text:style-name="Code"><text:s text:c="4"/>http://code.activestate.com/recipes/65287</text:p>
      <text:p text:style-name="Code"><text:s text:c="4"/>Also see page 435 of "Python Cookbook".</text:p>
      <text:p text:style-name="Code"><text:s text:c="4"/>'''</text:p>
      <text:p text:style-name="Code"><text:s text:c="4"/># Updated first test logic from https://gist.github.com/rctay/3169104</text:p>
      <text:p text:style-name="Code"><text:s text:c="4"/>if (hasattr(sys, 'ps1') or</text:p>
      <text:p text:style-name="Code"><text:s text:c="12"/>not sys.stderr.isatty() or</text:p>
      <text:p text:style-name="Code"><text:s text:c="12"/>not sys.stdout.isatty() or</text:p>
      <text:p text:style-name="Code"><text:s text:c="12"/>not sys.stdin.isatty() or</text:p>
      <text:p text:style-name="Code"><text:s text:c="12"/>issubclass(type, bdb.BdbQuit) or</text:p>
      <text:p text:style-name="Code"><text:s text:c="12"/>issubclass(type, SyntaxError)):</text:p>
      <text:p text:style-name="Code"><text:s text:c="8"/># You are in interactive mode or don't have a tty-like device,</text:p>
      <text:p text:style-name="Code"><text:s text:c="8"/># so call the default hook.</text:p>
      <text:p text:style-name="Code"><text:s text:c="8"/>sys.__excepthook__(type, value, tb)</text:p>
      <text:p text:style-name="Code"><text:s text:c="4"/>else:</text:p>
      <text:p text:style-name="Code"><text:s text:c="8"/># You are not in interactive mode; print the exception.</text:p>
      <text:p text:style-name="Code"><text:s text:c="8"/>traceback.print_exception(type, value, tb)</text:p>
      <text:p text:style-name="Code"><text:s text:c="8"/>print()</text:p>
      <text:p text:style-name="Code"><text:s text:c="8"/># Now start the debugger</text:p>
      <text:p text:style-name="Code"><text:s text:c="8"/>pdb.pm()</text:p>
      <text:p text:style-name="Code"/>
      <text:p text:style-name="Code">def SetDebugger():</text:p>
      <text:p text:style-name="Code"><text:s text:c="4"/>'''If you execute this function, TraceInfo() will be called when</text:p>
      <text:p text:style-name="Code"><text:s text:c="4"/>you get an unhandled exception and you'll be dumped into the</text:p>
      <text:p text:style-name="Code"><text:s text:c="4"/>debugger.</text:p>
      <text:p text:style-name="Code"><text:s text:c="4"/>'''</text:p>
      <text:p text:style-name="Code_20_end"><text:s text:c="4"/>sys.excepthook = TraceInfo</text:p>
      <text:p text:style-name="Text_20_body">In my module or test script, I insert the code</text:p>
      <text:p text:style-name="Code">if 1:</text:p>
      <text:p text:style-name="Code"><text:s text:c="4"/>import debug</text:p>
      <text:p text:style-name="Code_20_end"><text:s text:c="4"/>debug.SetDebugger()</text:p>
      <text:p text:style-name="Text_20_body">which lets me turn this feature on and off as needed. <text:s/>When the feature is on, an unhandled exception causes control to be passed to the debugger and you can immediately determine what went wrong.</text:p>
      <text:h text:style-name="Heading_20_2" text:outline-level="2"><text:soft-page-break/>Test setup and teardown</text:h>
      <text:p text:style-name="Text_20_body">I use the following pattern for setting up a test environment and tearing it down:</text:p>
      <text:p text:style-name="Code">if __name__ == "__main__":</text:p>
      <text:p text:style-name="Code"><text:s text:c="4"/>Setup()</text:p>
      <text:p text:style-name="Code"><text:s text:c="4"/>status = run(globals(), halt=True)[0]</text:p>
      <text:p text:style-name="Code"><text:s text:c="4"/>Teardown()</text:p>
      <text:p text:style-name="Code_20_end"><text:s text:c="4"/>exit(status)</text:p>
      <text:p text:style-name="Text_20_body">In the current directory, I can create a test directory and populate it with test files. <text:s/>In Setup, I include a line <text:span text:style-name="Code">Setup.cwd = os.getcwd()</text:span> that remembers the starting directory of testing. <text:s/>When I start the <text:span text:style-name="Code">Teardown</text:span> function, the first line of code is <text:span text:style-name="Code">os.chdir(Setup.cwd)</text:span> to get me back to the starting directory. <text:s/>Then I just reverse the steps that were done in <text:span text:style-name="Code">Setup</text:span>. <text:s/></text:p>
      <text:p text:style-name="Text_20_body">I sometimes use an <text:span text:style-name="Code">init()</text:span> function for each test function. <text:s/>This might start with the lines</text:p>
      <text:p text:style-name="Code">os.chdir(Setup.cwd) <text:s text:c="4"/># Go back to starting directory</text:p>
      <text:p text:style-name="Code">os.chdir(test_directory)</text:p>
      <text:p text:style-name="Code_20_end">... other setup code ...</text:p>
      <text:p text:style-name="Text_20_body">I do it this way because <text:span text:style-name="Code">test_directory</text:span> is relative to the staring directory.</text:p>
      <text:p text:style-name="Text_20_body">Now each test function starts in the proper test directory -- and each test function can go anywhere it chooses without breaking the other test functions.</text:p>
      <text:h text:style-name="Heading_20_1" text:outline-level="1">A subtle advantage</text:h>
      <text:p text:style-name="Text_20_body">I like to start developing a python module with the <text:span text:style-name="Code">lwtest</text:span> module from the start. <text:s/>For example, when writing a class, it's common to initialize an instance in a variety of ways. <text:s/>When I was working on a module to represent a matrix, I wanted the ability to make the matrices either heterogeneous or homogeneous (holding only one numerical type).</text:p>
      <text:p text:style-name="Text_20_body">Here's the code I put into the test functions:</text:p>
      <text:p text:style-name="Code">def TestHeterogeneousInit():</text:p>
      <text:p text:style-name="Code"><text:s text:c="4"/>'Show we can initialize from a heterogeneous numerical sequence'</text:p>
      <text:p text:style-name="Code">r, c = 2, 3</text:p>
      <text:p text:style-name="Code">xx()</text:p>
      <text:p text:style-name="Code">s = [0, 1.0, Fraction(2, 1), 3+0j, Decimal(4.0), ufloat_fromstr("5.0(2)")]</text:p>
      <text:p text:style-name="Code">m = Matrix(s, r=r, c=c)</text:p>
      <text:p text:style-name="Code_20_end">exit()</text:p>
      <text:p text:style-name="Text_20_body">Things weren't working because of some typos in the constructor, so I shifted the code to the left margin so it would run before the <text:span text:style-name="Code">run()</text:span> method of <text:span text:style-name="Code">lwtest</text:span>. <text:s/>This meant it was "normal" python code and I could debug it with the <text:span text:style-name="Code">xx()</text:span> call, which is my shorthand for <text:span text:style-name="Code">pdb.set_trace()</text:span>. <text:s/>When the bugs were fixed, I deleted the <text:span text:style-name="Code">xx()</text:span> and shifted the code back to the right, put in checks to see the data were as expected, and my test case was finished.</text:p>
      <text:p text:style-name="Text_20_body">Another technique when I'm working like this is that I'll include stubs for other test functions, such as</text:p>
      <text:p text:style-name="Code">def TestHomogeneousInit():</text:p>
      <text:p text:style-name="Code"><text:s text:c="4"/>'''Test for all common numerical types. <text:s/>Remember to check for mpmath</text:p>
      <text:p text:style-name="Code"><text:s text:c="4"/>mpq, mpf, and mpc objects.</text:p>
      <text:p text:style-name="Code"><text:s text:c="4"/>'''</text:p>
      <text:p text:style-name="Code_20_end"><text:s text:c="4"/>raise Exception("Not implemented")</text:p>
      <text:p text:style-name="Text_20_body">The stub reminds me of a test case I need to write. <text:s/>The docstring lets me make notes on things I need to remember when writing that test case. <text:s/>The exception gets raised when debug is <text:span text:style-name="Code">False</text:span>, which is what it's set to for production code -- then I can see something I haven't finished.</text:p>
      <text:p text:style-name="Text_20_body">The module and the test code all stay in one file in the revision control directory, so it's easy to get to the development work. <text:s/>When the module is finished, the test code is moved to my <text:span text:style-name="Code">test</text:span> directory and the module is put in the deployment directory.</text:p>
      <text:h text:style-name="Heading_20_2" text:outline-level="2"><text:soft-page-break/>Context manager for test state</text:h>
      <text:p text:style-name="Text_20_body">Another thing I put into the unit tests for the matrix class was</text:p>
      <text:p text:style-name="Code">class Testing:</text:p>
      <text:p text:style-name="Code"><text:s text:c="4"/>'''Context manager to ensure a consistent Matrix and Complex class</text:p>
      <text:p text:style-name="Code"><text:s text:c="4"/>state before and after entry. <text:s/>This helps ensure tests are isolated,</text:p>
      <text:p text:style-name="Code"><text:s text:c="4"/>as changing a class variable like Matrix.SigFig to not None in one</text:p>
      <text:p text:style-name="Code"><text:s text:c="4"/>test function can cause side effects.</text:p>
      <text:p text:style-name="Code"><text:s text:c="4"/>'''</text:p>
      <text:p text:style-name="Code"><text:s text:c="4"/>def set_state(self):</text:p>
      <text:p text:style-name="Code"><text:s text:c="8"/>SetupGlobalTestData()</text:p>
      <text:p text:style-name="Code"><text:s text:c="8"/>Matrix._str = False</text:p>
      <text:p text:style-name="Code"><text:s text:c="8"/>Matrix.use_Complex = False</text:p>
      <text:p text:style-name="Code"><text:s text:c="8"/>Matrix.SigFig = None</text:p>
      <text:p text:style-name="Code"><text:s text:c="8"/>Complex.unit = "i"</text:p>
      <text:p text:style-name="Code"><text:s text:c="8"/>Complex._Tuple = False</text:p>
      <text:p text:style-name="Code"><text:s text:c="8"/>Complex._Polar = False</text:p>
      <text:p text:style-name="Code"><text:s text:c="8"/>Complex._Degrees = False</text:p>
      <text:p text:style-name="Code"><text:s text:c="8"/>Complex._Wide = False</text:p>
      <text:p text:style-name="Code"><text:s text:c="4"/>def __enter__(self):</text:p>
      <text:p text:style-name="Code"><text:s text:c="8"/>self.set_state()</text:p>
      <text:p text:style-name="Code"><text:s text:c="4"/>def __exit__(self, type, value, traceback):</text:p>
      <text:p text:style-name="Code_20_end"><text:s text:c="8"/>self.set_state()</text:p>
      <text:p text:style-name="Text_20_body">This was used in every test function as</text:p>
      <text:p text:style-name="Code">def test_feature():</text:p>
      <text:p text:style-name="Code"><text:s text:c="4"/>with Testing():</text:p>
      <text:p text:style-name="Code_20_end"><text:s text:c="8"/>&lt;test code&gt;</text:p>
      <text:p text:style-name="Text_20_body">The global variables were thus set to a consistent state for every test function (even though I didn't modify them), as were the class variables. <text:s/>The unit test file was around 1200 lines of code with 54 different test functions. <text:s/>Changing a class variable in one test function was needed -- and I'd forget to set it back to its previous value. <text:s/>Then test code that used to work would start failing -- and I'd spend a fair bit of time trying to figure out what changed. <text:s/>After a few such wastes of time, I decided to use the context manager for each test function and such problems went 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4" svg:font-family="Arial"/>
    <style:font-face style:name="OpenSymbol" svg:font-family="OpenSymbol"/>
    <style:font-face style:name="Arial2" svg:font-family="Arial" style:font-adornments="Regular" style:font-family-generic="swiss"/>
    <style:font-face style:name="DejaVu Sans" svg:font-family="'DejaVu Sans'" style:font-family-generic="swiss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0000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/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#ffffcc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Numbered_2c__20_normal" style:display-name="Numbered, normal" style:family="paragraph" style:parent-style-name="Bullets_2c__20_diamond_2c__20_normal" style:list-style-name="Numbered"/>
    <style:style style:name="Numbered_2c__20_tight" style:display-name="Numbered, tight" style:family="paragraph" style:parent-style-name="Bullets_2c__20_diamond_2c__20_tight" style:list-style-name="Numbere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ok_20_title" style:display-name="Book title" style:family="text" style:parent-style-name="Default_2c__20_custom">
      <style:text-properties fo:font-style="normal" style:text-underline-style="solid" style:text-underline-width="auto" style:text-underline-color="font-color"/>
    </style:style>
    <style:style style:name="Code" style:family="text" style:parent-style-name="Default_2c__20_custom">
      <style:text-properties fo:color="#000066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1c720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DejaVu Sans1" fo:font-size="11pt" fo:background-color="transparent"/>
    </style:style>
    <style:style style:name="Article_20_title" style:display-name="Article title" style:family="text" style:parent-style-name="Book_20_title">
      <style:text-properties fo:font-style="oblique"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style:font-name-asian="Droid Sans" style:font-name-complex="Liberation Mono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style:font-name="Star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63.5mm"/>
        </style:list-level-properties>
        <style:text-properties style:font-name="Star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6T21:57:17.371010658</meta:creation-date>
    <meta:generator>OpenOffice/4.1.6$Win32 OpenOffice.org_project/416m1$Build-9790</meta:generator>
    <meta:editing-duration>P0D</meta:editing-duration>
    <meta:editing-cycles>1</meta:editing-cycles>
    <meta:document-statistic meta:table-count="1" meta:image-count="0" meta:object-count="0" meta:page-count="5" meta:paragraph-count="170" meta:word-count="1998" meta:character-count="12288"/>
    <meta:template xlink:type="simple" xlink:actuate="onRequest" xlink:title="Normal" xlink:href="../Normal.ott" meta:date="2014-08-18T19:05:19.56"/>
  </office:meta>
</office:document-meta>
</file>